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4600000430D88BE51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Normal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frame draw:style-name="fr1" draw:name="Image2" text:anchor-type="as-char" svg:width="8.627cm" svg:height="11.037cm" draw:z-index="0"><draw:image xlink:href="Pictures/100000010000034600000430D88BE51E.png" xlink:type="simple" xlink:show="embed" xlink:actuate="onLoad" draw:mime-type="image/png"/></draw:frame><draw:frame draw:style-name="fr1" draw:name="Image2 Copie 3" text:anchor-type="as-char" svg:width="8.627cm" svg:height="11.037cm" draw:z-index="3"><draw:image xlink:href="Pictures/100000010000034600000430D88BE51E.png" xlink:type="simple" xlink:show="embed" xlink:actuate="onLoad" draw:mime-type="image/png"/></draw:frame><draw:frame draw:style-name="fr1" draw:name="Image2 Copie 1" text:anchor-type="as-char" svg:width="8.627cm" svg:height="11.037cm" draw:z-index="1"><draw:image xlink:href="Pictures/100000010000034600000430D88BE51E.png" xlink:type="simple" xlink:show="embed" xlink:actuate="onLoad" draw:mime-type="image/png"/></draw:frame><draw:frame draw:style-name="fr1" draw:name="Image2 Copie 2" text:anchor-type="as-char" svg:width="8.627cm" svg:height="11.037cm" draw:z-index="2"><draw:image xlink:href="Pictures/100000010000034600000430D88BE51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Normal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55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de" style:family="paragraph" style:parent-style-name="Text_20_body">
      <style:paragraph-properties fo:margin-top="0cm" fo:margin-bottom="0cm" style:contextual-spacing="false"/>
      <style:text-properties style:font-name="Nimbus Mono PS" fo:font-family="'Nimbus Mono PS'" style:font-style-name="Normal" style:font-pitch="fixed" fo:font-size="10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0.319cm" fo:margin-left="1cm" fo:margin-right="0.31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15T10:34:53.461941110</meta:creation-date>
    <meta:editing-duration>PT9M19S</meta:editing-duration>
    <meta:editing-cycles>3</meta:editing-cycles>
    <meta:generator>LibreOffice/25.2.4.3$Linux_X86_64 LibreOffice_project/520$Build-3</meta:generator>
    <dc:title>Technical</dc:title>
    <dc:date>2025-07-08T08:54:45.879645539</dc:date>
    <meta:document-statistic meta:table-count="0" meta:image-count="4" meta:object-count="0" meta:page-count="1" meta:paragraph-count="1" meta:word-count="0" meta:character-count="0" meta:non-whitespace-character-count="0"/>
    <meta:template xlink:type="simple" xlink:actuate="onRequest" xlink:title="Technical" xlink:href="../../../../../.config/libreoffice/4/user/template/Technical.ott" meta:date="2025-05-15T10:34:52.948889493"/>
  </office:meta>
</office:document-meta>
</file>